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0d22e"/>
    </style:style>
    <style:style style:name="P5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 fo:background-color="transparent"/>
    </style:style>
    <style:style style:name="P6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 fo:background-color="transparent"/>
    </style:style>
    <style:style style:name="P7" style:family="paragraph" style:parent-style-name="Text_20_body">
      <style:paragraph-properties fo:margin-top="0.212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 fo:background-color="transparent"/>
    </style:style>
    <style:style style:name="P8" style:family="paragraph" style:parent-style-name="Text_20_body">
      <style:paragraph-properties fo:margin-top="0.071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 fo:background-color="transparent"/>
    </style:style>
    <style:style style:name="P9" style:family="paragraph" style:parent-style-name="Text_20_body" style:list-style-name="L1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/>
    </style:style>
    <style:style style:name="P10" style:family="paragraph" style:parent-style-name="Text_20_body" style:list-style-name="L4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/>
    </style:style>
    <style:style style:name="P11" style:family="paragraph" style:parent-style-name="Text_20_body" style:list-style-name="L5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d22e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fea2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01a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61e4a5"/>
    </style:style>
    <style:style style:name="T11" style:family="text">
      <style:text-properties fo:font-style="italic"/>
    </style:style>
    <style:style style:name="T12" style:family="text">
      <style:text-properties fo:font-style="italic" officeooo:rsid="0061e4a5" style:font-style-asian="italic" style:font-style-complex="italic"/>
    </style:style>
    <style:style style:name="T13" style:family="text">
      <style:text-properties fo:font-style="italic" officeooo:rsid="0060d22e"/>
    </style:style>
    <style:style style:name="T14" style:family="text">
      <style:text-properties officeooo:rsid="006001ae"/>
    </style:style>
    <style:style style:name="T15" style:family="text">
      <style:text-properties style:font-name="Courier New" fo:font-weight="bold" officeooo:rsid="006001ae"/>
    </style:style>
    <style:style style:name="T16" style:family="text">
      <style:text-properties style:font-name="Courier New" fo:font-weight="bold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6</text:span><text:span text:style-name="T1">.</text:span><text:span text:style-name="T5">1</text:span><text:span text:style-name="T2">.</text:span><text:span text:style-name="T4">1</text:span><text:span text:style-name="T3">.</text:span><text:span text:style-name="T6">3</text:span><text:span text:style-name="T5">.</text:span><text:span text:style-name="T1"> </text:span><text:span text:style-name="T5">Imprimiendo una O (con </text:span><text:span text:style-name="T6">Ceros</text:span><text:span text:style-name="T5">)</text:span></text:p>
      <text:p text:style-name="P2"/>
      <text:p text:style-name="P3"><text:span text:style-name="T14">Este proyecto se debe realizar complementariamente con </text:span>“<text:span text:style-name="T11">Imprimiendo una O con</text:span><text:span text:style-name="T13"> Julio Paca</text:span><text:span text:style-name="T11">”</text:span> e “<text:span text:style-name="T11">Imprimiendo una O con Brote-r”</text:span>. <text:span text:style-name="T14">En cada uno de ellos el objetivo es el mismo: construir un <text:s/>procedimiento </text:span><text:span text:style-name="T15">ImprimirO</text:span><text:span text:style-name="T14">, que “imprima”, o sea, dibuje con bolitas, una “O” como la que se muestra en la figura.</text:span></text:p>
      <text:p text:style-name="P6"><draw:frame draw:style-name="fr1" draw:name="Image1" text:anchor-type="as-char" svg:width="4.001cm" svg:height="4.731cm" draw:z-index="0"><draw:image xlink:href="https://lh5.googleusercontent.com/-CU5Q66HRZcfga_noHoJOgU4_W45ZGSjZNDxJD7o9Cdu71V5FtM83WVErKfYmOvgl2QOiU8brqceRFLyjPuttBghk5_cjhDQXKnSoSBGK0QNROz3LfC-moMEOYPb-TSe4ygCq5Jx" xlink:type="simple" xlink:show="embed" xlink:actuate="onLoad"/><svg:title>ImprimiendoUnaO-sinVestimenta.png</svg:title></draw:frame> <text:s text:c="7"/><draw:frame draw:style-name="fr1" draw:name="Image2" text:anchor-type="as-char" svg:width="4.001cm" svg:height="4.761cm" draw:z-index="1"><draw:image xlink:href="https://lh3.googleusercontent.com/bSvJgQUUE5xuaeertvUxpx1h9argZuihFMsuNt2g2YP3mjHUvoxSHKwnxdYw93BGS12CySe_QG7_O2P8RGFP5mICRibMi5RU_ePOTEA57rZWADmwHTXmtnsdPDH37DjqRxHIyMq8" xlink:type="simple" xlink:show="embed" xlink:actuate="onLoad"/><svg:title>ImprimiendoUnaO-conVestimenta.png</svg:title></draw:frame></text:p>
      <text:p text:style-name="P4"><text:span text:style-name="T8">La diferencia es que en cada proyecto los procedimientos primitivos son diferente.</text:span><text:span text:style-name="T7"> Cada </text:span><text:span text:style-name="T8">grupo de</text:span><text:span text:style-name="T7"> procedimientos primitivos </text:span><text:span text:style-name="T8">en </text:span><text:span text:style-name="T7">cada proyecto representa los comandos primitivos de 3 impresoras de distintos modelos, a los que vamos a llamar Julio Paca, Brote-r y Ceros para poder distinguirlas. <text:s/>Cada uno de </text:span><text:span text:style-name="T8">los </text:span><text:span text:style-name="T7">procedimientos </text:span><text:span text:style-name="T8">a realizar </text:span><text:span text:style-name="T7">tiene que utilizar una de las “impresoras”, o sea, utilizar solamente los procedimientos que representan los comandos primitivos de una de las impresoras </text:span><text:span text:style-name="T8">(y por eso son 3 proyectos diferentes).</text:span><text:span text:style-name="T9"> </text:span></text:p>
      <text:p text:style-name="P7">Los procedimientos <text:span text:style-name="T14">primitivos </text:span>de cada una de las impresoras son los siguientes:</text:p>
      <text:p text:style-name="P8">Julio Paca:</text:p>
      <text:list xml:id="list3462862809342761733" text:style-name="L1">
        <text:list-item>
          <text:p text:style-name="P9"><text:span text:style-name="T16">HacerUnPunto</text:span><text:span text:style-name="T17">, que dibuja un punto y avanza hacia la derecha</text:span></text:p>
        </text:list-item>
        <text:list-item>
          <text:p text:style-name="P9"><text:span text:style-name="T16">AvanzarALaDerecha</text:span><text:span text:style-name="T17">, que avanza hacia la derecha sin dibujar</text:span></text:p>
        </text:list-item>
        <text:list-item>
          <text:p text:style-name="P9"><text:span text:style-name="T16">IniciarNuevaLinea</text:span><text:span text:style-name="T17">, que baja una línea, yendo al margen izquierdo</text:span></text:p>
        </text:list-item>
      </text:list>
      <text:p text:style-name="P8">Brote-r:</text:p>
      <text:list xml:id="list5668140363687388583" text:style-name="L4">
        <text:list-item>
          <text:p text:style-name="P10"><text:span text:style-name="T16">PintarEnElLugar</text:span><text:span text:style-name="T17">, que pinta un punto y se mantiene en el mismo lugar</text:span></text:p>
        </text:list-item>
        <text:list-item>
          <text:p text:style-name="P10"><text:span text:style-name="T16">AvanzarHaciaLaDerecha</text:span><text:span text:style-name="T17">, que avanza hacia la derecha sin dibujar</text:span></text:p>
        </text:list-item>
        <text:list-item>
          <text:p text:style-name="P10"><text:span text:style-name="T16">IniciarNuevaLinea</text:span><text:span text:style-name="T17">, que baja una línea, yendo al margen izquierdo</text:span></text:p>
        </text:list-item>
      </text:list>
      <text:p text:style-name="P8">Ceros:</text:p>
      <text:list xml:id="list8988117358935841753" text:style-name="L5">
        <text:list-item>
          <text:p text:style-name="P11"><text:span text:style-name="T16">HacerUnPunto</text:span><text:span text:style-name="T17">, que dibuja un punto y avanza hacia la derecha</text:span></text:p>
        </text:list-item>
        <text:list-item>
          <text:p text:style-name="P11"><text:span text:style-name="T16">AvanzarHaciaLaDerecha</text:span><text:span text:style-name="T17">, que avanza hacia la derecha sin dibujar</text:span></text:p>
        </text:list-item>
        <text:list-item>
          <text:p text:style-name="P11"><text:span text:style-name="T16">Bajar</text:span><text:span text:style-name="T17">, que baja a la siguiente línea manteniéndose en la misma columna</text:span></text:p>
        </text:list-item>
        <text:list-item>
          <text:p text:style-name="P11"><text:span text:style-name="T16">IrAlMargenIzquierdo</text:span><text:span text:style-name="T17">, que va al borde izquierdo manteniéndose en la misma fila.</text:span></text:p>
        </text:list-item>
      </text:list>
      <text:p text:style-name="P5"><text:span text:style-name="T10">Una vez completados los 3 proyectos se puede pensar en una reflexión acerca de la complejidad de tener que programar un programa de impresión que utilice diferentes impresoras... Para eso, el </text:span><text:span text:style-name="T12">sistema operativo</text:span><text:span text:style-name="T10"> provee una interfaz única, y se entiende con cada impresora usando los comandos correspondientes a cada u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20:02:51.960000000</dc:date>
    <meta:editing-duration>PT4H26M50S</meta:editing-duration>
    <meta:editing-cycles>68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9" meta:word-count="311" meta:character-count="1955" meta:non-whitespace-character-count="1661"/>
  </office:meta>
</office:document-meta>
</file>